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496DFD107CF2B4BC9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1cm" fo:min-width="5.124cm" fo:padding-top="0.142cm" fo:padding-bottom="0.142cm" fo:padding-left="0.267cm" fo:padding-right="0.267cm"/>
    </style:style>
    <style:style style:name="gr3" style:family="graphic" style:parent-style-name="objectwithoutfill">
      <style:graphic-properties svg:stroke-color="#ff4000" draw:fill="none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92cm" fo:min-width="7.88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5cm" fo:min-width="7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83cm" fo:min-width="6.98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12cm" fo:min-width="0.46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12cm" fo:min-width="0.685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22cm" fo:min-width="6.97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style:font-name="Cantarell1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  <style:text-properties style:font-name="Cantarell1"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style:font-name="Cantarell1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 style:writing-mode="lr-tb"/>
      <style:text-properties style:font-name="Cantarell1" fo:font-size="11pt" fo:font-weight="normal" style:font-size-asian="11pt" style:font-weight-asian="normal" style:font-size-complex="11pt" style:font-weight-complex="normal"/>
    </style:style>
    <style:style style:name="P8" style:family="paragraph">
      <style:text-properties fo:font-size="6pt" fo:font-style="italic" style:font-size-asian="6pt" style:font-style-asian="italic" style:font-size-complex="6pt" style:font-style-complex="italic"/>
    </style:style>
    <style:style style:name="P9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Cantarell1" fo:font-weight="normal" style:font-weight-asian="normal" style:font-weight-complex="normal"/>
    </style:style>
    <style:style style:name="T2" style:family="text">
      <style:text-properties style:font-name="Cantarell1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8cm" svg:height="8.491cm" svg:x="11cm" svg:y="0.991cm">
          <draw:image xlink:href="Pictures/10000000000004B000000496DFD107CF2B4BC932.jpg" xlink:type="simple" xlink:show="embed" xlink:actuate="onLoad" draw:mime-type="image/jpeg">
            <text:p/>
          </draw:image>
        </draw:frame>
        <draw:custom-shape draw:style-name="gr2" draw:text-style-name="P1" draw:layer="layout" svg:width="8cm" svg:height="8.618cm" svg:x="1.25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25cm" svg:y1="1.5cm" svg:x2="15.25cm" svg:y2="2.9cm">
          <text:p/>
        </draw:line>
        <draw:line draw:style-name="gr3" draw:text-style-name="P1" draw:layer="layout" svg:x1="12.5cm" svg:y1="1.5cm" svg:x2="12.5cm" svg:y2="4.1cm">
          <text:p/>
        </draw:line>
        <draw:line draw:style-name="gr3" draw:text-style-name="P1" draw:layer="layout" svg:x1="18cm" svg:y1="1.5cm" svg:x2="18cm" svg:y2="4.1cm">
          <text:p/>
        </draw:line>
        <draw:line draw:style-name="gr3" draw:text-style-name="P1" draw:layer="layout" svg:x1="11.5cm" svg:y1="4.1cm" svg:x2="12.5cm" svg:y2="4.1cm">
          <text:p/>
        </draw:line>
        <draw:line draw:style-name="gr3" draw:text-style-name="P1" draw:layer="layout" svg:x1="18cm" svg:y1="4.1cm" svg:x2="19cm" svg:y2="4.1cm">
          <text:p/>
        </draw:line>
        <draw:custom-shape draw:style-name="gr4" draw:text-style-name="P2" draw:layer="layout" svg:width="8.384cm" svg:height="7.742cm" svg:x="1.08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7.5cm" svg:height="4.5cm" svg:x="1.5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25cm" svg:y1="2.9cm" svg:x2="5.25cm" svg:y2="2.5cm">
          <text:p/>
        </draw:line>
        <draw:line draw:style-name="gr6" draw:text-style-name="P1" draw:layer="layout" svg:x1="8.015cm" svg:y1="4.119cm" svg:x2="8.298cm" svg:y2="3.836cm">
          <text:p/>
        </draw:line>
        <draw:line draw:style-name="gr6" draw:text-style-name="P1" draw:layer="layout" svg:x1="2.486cm" svg:y1="4.119cm" svg:x2="2.203cm" svg:y2="3.836cm">
          <text:p/>
        </draw:line>
        <draw:line draw:style-name="gr6" draw:text-style-name="P1" draw:layer="layout" svg:x1="3.836cm" svg:y1="3.197cm" svg:x2="3.683cm" svg:y2="2.827cm">
          <text:p/>
        </draw:line>
        <draw:line draw:style-name="gr6" draw:text-style-name="P1" draw:layer="layout" svg:x1="6.749cm" svg:y1="3.233cm" svg:x2="6.902cm" svg:y2="2.863cm">
          <text:p/>
        </draw:line>
        <draw:custom-shape draw:style-name="gr7" draw:text-style-name="P5" draw:layer="layout" svg:width="7.486cm" svg:height="1.08cm" svg:x="1.508cm" svg:y="3.938cm">
          <text:p text:style-name="P4"><text:span text:style-name="T1">CPU%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965cm" svg:height="0.462cm" svg:x="4.768cm" svg:y="2.035cm">
          <text:p text:style-name="P6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185cm" svg:height="0.462cm" svg:x="7.727cm" svg:y="3.38cm">
          <text:p text:style-name="P6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185cm" svg:height="0.462cm" svg:x="1.627cm" svg:y="3.38cm">
          <text:p text:style-name="P6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.618cm" svg:x="11.904cm" svg:y="11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8.384cm" svg:height="7.742cm" svg:x="11.734cm" svg:y="12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7.5cm" svg:height="4.5cm" svg:x="12.154cm" svg:y="9.89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904cm" svg:y1="11.296cm" svg:x2="15.904cm" svg:y2="10.896cm">
          <text:p/>
        </draw:line>
        <draw:line draw:style-name="gr6" draw:text-style-name="P1" draw:layer="layout" svg:x1="18.669cm" svg:y1="12.515cm" svg:x2="18.952cm" svg:y2="12.232cm">
          <text:p/>
        </draw:line>
        <draw:line draw:style-name="gr6" draw:text-style-name="P1" draw:layer="layout" svg:x1="13.14cm" svg:y1="12.515cm" svg:x2="12.857cm" svg:y2="12.232cm">
          <text:p/>
        </draw:line>
        <draw:line draw:style-name="gr6" draw:text-style-name="P1" draw:layer="layout" svg:x1="14.49cm" svg:y1="11.593cm" svg:x2="14.337cm" svg:y2="11.223cm">
          <text:p/>
        </draw:line>
        <draw:line draw:style-name="gr6" draw:text-style-name="P1" draw:layer="layout" svg:x1="17.403cm" svg:y1="11.629cm" svg:x2="17.556cm" svg:y2="11.259cm">
          <text:p/>
        </draw:line>
        <draw:custom-shape draw:style-name="gr7" draw:text-style-name="P5" draw:layer="layout" svg:width="7.486cm" svg:height="1.08cm" svg:x="12.162cm" svg:y="12.334cm">
          <text:p text:style-name="P4"><text:span text:style-name="T1">MEM%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965cm" svg:height="0.462cm" svg:x="15.422cm" svg:y="10.431cm">
          <text:p text:style-name="P6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185cm" svg:height="0.462cm" svg:x="18.381cm" svg:y="11.776cm">
          <text:p text:style-name="P6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185cm" svg:height="0.462cm" svg:x="12.281cm" svg:y="11.776cm">
          <text:p text:style-name="P6"><text:span text:style-name="T2">0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02cm" svg:height="1.163cm" svg:x="1.263cm" svg:y="28.006cm">
          <draw:text-box>
            <text:p text:style-name="P8"><text:span text:style-name="T3">Refere</text:span><text:span text:style-name="T3">nces </text:span><text:span text:style-name="T3">offset </text:span><text:span text:style-name="T3">by </text:span><text:span text:style-name="T3">100m</text:span><text:span text:style-name="T3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7T18:12:22.369494560</meta:creation-date>
    <dc:date>2024-04-26T19:11:38.834011932</dc:date>
    <meta:editing-duration>P3DT8H50M27S</meta:editing-duration>
    <meta:editing-cycles>42</meta:editing-cycles>
    <meta:generator>LibreOffice/7.3.7.2$Linux_AARCH64 LibreOffice_project/30$Build-2</meta:generator>
    <meta:document-statistic meta:object-count="31"/>
    <meta:user-defined meta:name="EDITKINDREQ">STATICTRL</meta:user-defined>
    <meta:user-defined meta:name="JOINKINDREQ">DIRECTCTRL</meta:user-defined>
    <meta:user-defined meta:name="L2OFLAGS">ENDCTRL:False;INTCTRL:False;MIDCTRL:False;PERCTRL:False;TANCTRL:False</meta:user-defined>
    <meta:user-defined meta:name="LOCKED" meta:value-type="float">0</meta:user-defined>
    <meta:user-defined meta:name="ORTHOMODE" meta:value-type="boolean">false</meta:user-defined>
    <meta:user-defined meta:name="REPEATMODE" meta:value-type="boolean">false</meta:user-defined>
    <meta:user-defined meta:name="SCALE" meta:value-type="string">1 : 1</meta:user-defined>
    <meta:user-defined meta:name="UCS" meta:value-type="string">1000.000;1000.000;0;1;0.000;0.000</meta:user-defined>
    <meta:user-defined meta:name="VERSION" meta:value-type="string">2.0.3</meta:user-defined>
  </office:meta>
</office:document-meta>
</file>